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fill="solid" draw:fill-color="#000000" draw:fill-gradient-name="Gradient_20_1" draw:fill-hatch-name="Black_20_45_20_Degrees" draw:textarea-horizontal-align="center" draw:textarea-vertical-align="middle" draw:shadow="hidden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00" draw:fill-gradient-name="Gradient_20_1" draw:fill-hatch-name="Black_20_45_20_Degrees" draw:textarea-horizontal-align="center" draw:textarea-vertical-align="middle" draw:shadow="hidden"/>
    </style:style>
    <style:style style:name="gr8" style:family="graphic" style:parent-style-name="standard">
      <style:graphic-properties svg:stroke-color="#c0c0c0" draw:fill="solid" draw:fill-color="#c0c0c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fill="gradient" draw:fill-gradient-name="Gradient_20_14" draw:textarea-horizontal-align="justify" draw:textarea-vertical-align="middle" draw:auto-grow-height="false" draw:shadow-offset-x="0.305cm" draw:shadow-offset-y="0.305cm"/>
    </style:style>
    <style:style style:name="gr12" style:family="graphic" style:parent-style-name="standard">
      <style:graphic-properties draw:fill="gradient" draw:fill-gradient-name="Gradient_20_13" draw:textarea-horizontal-align="justify" draw:textarea-vertical-align="middle" draw:auto-grow-height="false" draw:shadow-offset-x="0.305cm" draw:shadow-offset-y="0.305cm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ShanHeiSun Un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52cm" svg:height="0.432cm" svg:x="16.552cm" svg:y="1cm">
          <text:p/>
          <draw:enhanced-geometry svg:viewBox="0 0 21600 21600" draw:mirror-horizontal="false" draw:mirror-vertical="false" draw:text-areas="0 0 21600 21600" draw:type="chevron" draw:modifiers="6111.897106109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cm" svg:y1="1.452cm" svg:x2="20.59cm" svg:y2="1.452cm">
          <text:p/>
        </draw:line>
        <draw:custom-shape draw:style-name="gr3" draw:text-style-name="P1" draw:layer="layout" svg:width="9.181cm" svg:height="7.05cm" draw:transform="rotate (-1.57219259019738) translate (8.064cm 8.5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9.181cm" svg:height="7.05cm" draw:transform="rotate (-1.57219259019738) translate (16.077cm 8.537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9.292cm" svg:height="9.208cm" svg:x="1.764cm" svg:y="17.732cm">
          <text:p/>
        </draw:rect>
        <draw:rect draw:style-name="gr5" draw:text-style-name="P1" draw:layer="layout" svg:width="0.264cm" svg:height="0.262cm" svg:x="7.6cm" svg:y="1.083cm">
          <text:p/>
        </draw:rect>
        <draw:custom-shape draw:style-name="gr3" draw:text-style-name="P1" draw:layer="layout" svg:width="0.262cm" svg:height="0.202cm" draw:transform="skewX (-0.0099483767363658) rotate (-1.57219259019738) translate (8.191cm 1.08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262cm" svg:height="0.201cm" draw:transform="skewX (-0.0099483767363658) rotate (-1.57219259019738) translate (7.04cm 1.0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261cm" svg:height="0.202cm" draw:transform="skewX (-0.0048869219055832) rotate (-1.57219259019738) translate (7.329cm 1.085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6" draw:text-style-name="P1" draw:layer="layout" svg:width="0.262cm" svg:height="0.201cm" draw:transform="skewX (-0.0099483767363658) rotate (-1.57219259019738) translate (6.641cm 1.08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7" draw:text-style-name="P1" draw:layer="layout" svg:width="0.041cm" svg:height="0.262cm" svg:x="6.648cm" svg:y="1.083cm">
            <text:p/>
          </draw:rect>
        </draw:g>
        <draw:g>
          <draw:custom-shape draw:style-name="gr1" draw:text-style-name="P1" draw:layer="layout" svg:width="0.306cm" svg:height="0.307cm" svg:x="14.82cm" svg:y="1.065cm">
            <text:p/>
            <draw:enhanced-geometry svg:viewBox="0 0 21600 21600" draw:glue-points="10800 0 3163 3163 0 10800 3163 18437 10800 21600 18437 18437 21600 10800 18437 3163" draw:text-areas="3163 3163 18437 18437" draw:type="ring" draw:modifiers="2781.0426540284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style-name="gr8" draw:text-style-name="P1" draw:layer="layout" svg:width="0.073cm" svg:height="0.073cm" draw:transform="skewX (-0.0136135681655532) rotate (-2.09230070729159) translate (14.865cm 1.1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0.073cm" svg:height="0.072cm" draw:transform="skewX (0.013962634015952) rotate (-2.09230070729159) translate (15.18cm 1.2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1" draw:layer="layout" svg:width="0.073cm" svg:height="0.073cm" draw:transform="rotate (-3.14106905481479) translate (15.001cm 1.07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1" draw:layer="layout" svg:width="0.073cm" svg:height="0.073cm" draw:transform="rotate (-3.14106905481479) translate (15cm 1.43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8" draw:text-style-name="P1" draw:layer="layout" svg:width="0.073cm" svg:height="0.074cm" draw:transform="skewX (-0.0270526034059071) rotate (-2.10626334130755) translate (15.176cm 1.1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8" draw:text-style-name="P1" draw:layer="layout" svg:width="0.072cm" svg:height="0.073cm" draw:transform="skewX (0.0136135681655532) rotate (-2.10626334130755) translate (14.862cm 1.2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3" draw:text-style-name="P1" draw:layer="layout" svg:width="9.248cm" svg:height="9.184cm" svg:x="11.201cm" svg:y="17.756cm">
          <text:p/>
          <draw:enhanced-geometry svg:viewBox="0 0 21600 21600" draw:glue-points="10800 0 0 10800 10800 21600 21600 10800" draw:text-areas="?f52 ?f52 ?f53 ?f53" draw:type="sun" draw:modifiers="6567.1099578332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3" draw:text-style-name="P1" draw:layer="layout" svg:width="0.267cm" svg:height="0.266cm" svg:x="8.276cm" svg:y="1.076cm">
          <text:p/>
          <draw:enhanced-geometry svg:viewBox="0 0 21600 21600" draw:mirror-horizontal="false" draw:mirror-vertical="false" draw:glue-points="10800 0 0 10800 10800 21600 21600 10800" draw:text-areas="?f52 ?f52 ?f53 ?f53" draw:type="sun" draw:modifiers="6567.1099578332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9" draw:text-style-name="P1" draw:layer="layout" svg:width="5.725cm" svg:height="5.634cm" svg:x="13.131cm" svg:y="3.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2" draw:layer="layout" svg:width="0.406cm" svg:height="0.401cm" svg:x="8.623cm" svg:y="1.0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" draw:layer="layout" svg:width="2.998cm" svg:height="2.998cm" svg:x="8.472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998cm" svg:height="2.998cm" svg:x="5.239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998cm" svg:height="2.998cm" svg:x="2.004cm" svg:y="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09cm" svg:height="0.31cm" svg:x="9.772cm" svg:y="1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309cm" svg:height="0.31cm" svg:x="9.438cm" svg:y="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09cm" svg:height="0.31cm" svg:x="9.104cm" svg:y="1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radial" draw:cx="60%" draw:cy="40%" draw:start-color="#ff0000" draw:end-color="#ffff66" draw:start-intensity="100%" draw:end-intensity="100%" draw:border="0%"/>
    <draw:gradient draw:name="Gradient_20_11" draw:display-name="Gradient 11" draw:style="radial" draw:cx="60%" draw:cy="40%" draw:start-color="#ffff00" draw:end-color="#ffff99" draw:start-intensity="100%" draw:end-intensity="100%" draw:border="0%"/>
    <draw:gradient draw:name="Gradient_20_12" draw:display-name="Gradient 12" draw:style="radial" draw:cx="60%" draw:cy="40%" draw:start-color="#00ff00" draw:end-color="#ffffff" draw:start-intensity="95%" draw:end-intensity="100%" draw:border="0%"/>
    <draw:gradient draw:name="Gradient_20_13" draw:display-name="Gradient 13" draw:style="radial" draw:cx="60%" draw:cy="40%" draw:start-color="#ffff00" draw:end-color="#ffffff" draw:start-intensity="100%" draw:end-intensity="100%" draw:border="0%"/>
    <draw:gradient draw:name="Gradient_20_14" draw:display-name="Gradient 14" draw:style="radial" draw:cx="60%" draw:cy="40%" draw:start-color="#ff0000" draw:end-color="#ffffff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60%" draw:cy="40%" draw:start-color="#e6ff00" draw:end-color="#ffff99" draw:start-intensity="95%" draw:end-intensity="100%" draw:border="0%"/>
    <draw:gradient draw:name="Gradient_20_9" draw:display-name="Gradient 9" draw:style="radial" draw:cx="60%" draw:cy="40%" draw:start-color="#00ff00" draw:end-color="#ffff99" draw:start-intensity="95%" draw:end-intensity="100%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ivert Sørumgård</meta:initial-creator>
    <meta:creation-date>2012-03-27T11:01:29</meta:creation-date>
    <dc:date>2013-01-14T14:17:59</dc:date>
    <dc:creator>Sivert Sørumgård</dc:creator>
    <meta:editing-duration>P1DT8M52S</meta:editing-duration>
    <meta:editing-cycles>23</meta:editing-cycles>
    <meta:generator>OpenOffice.org/3.3$Solaris_x86 OpenOffice.org_project/330m20$Build-9567</meta:generator>
    <meta:document-statistic meta:object-count="32"/>
  </office:meta>
</office:document-meta>
</file>